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0000007F810FAA0B81A39B2F0.jpg" manifest:media-type="image/jpeg"/>
  <manifest:file-entry manifest:full-path="Pictures/100000000000010000000112816A0029277667A9.png" manifest:media-type="image/png"/>
  <manifest:file-entry manifest:full-path="Pictures/1000000000000174000001401C0F9D6D48E37801.png" manifest:media-type="image/png"/>
  <manifest:file-entry manifest:full-path="Pictures/10000000000001180000010ACD673C94D7E290E1.png" manifest:media-type="image/png"/>
  <manifest:file-entry manifest:full-path="Pictures/10000000000000C5000000C16B9995B7A4D37AD7.png" manifest:media-type="image/png"/>
  <manifest:file-entry manifest:full-path="Pictures/10000000000001A80000014E160BDB24B2EFE752.png" manifest:media-type="image/png"/>
  <manifest:file-entry manifest:full-path="Pictures/100000000000019E000000D9238B5F1FCD00DCB2.png" manifest:media-type="image/png"/>
  <manifest:file-entry manifest:full-path="Pictures/10000000000001EB000001195B346B3EDAEE93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35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302cm"/>
      <style:paragraph-properties style:writing-mode="lr-tb"/>
    </style:style>
    <style:style style:name="gr4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5" style:family="graphic" style:parent-style-name="objectwithoutfill">
      <style:graphic-properties draw:marker-start="Triangle" draw:marker-end="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41cm"/>
      <style:paragraph-properties style:writing-mode="lr-tb"/>
    </style:style>
    <style:style style:name="gr7" style:family="graphic" style:parent-style-name="objectwithoutfill">
      <style:graphic-properties svg:stroke-width="0.2cm" draw:marker-start="Triangle" draw:marker-start-width="0.5cm" draw:marker-end="Extrémités_20_de_20_flèche_20_4" draw:marker-end-width="0.6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fo:min-height="0.183cm"/>
      <style:paragraph-properties style:writing-mode="lr-tb"/>
    </style:style>
    <style:style style:name="gr9" style:family="graphic" style:parent-style-name="objectwithoutfill">
      <style:graphic-properties svg:stroke-width="0.1cm" draw:marker-start="Triangle" draw:marker-start-width="0.35cm" draw:marker-end="Extrémités_20_de_20_flèche_20_5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833cm"/>
      <style:paragraph-properties style:writing-mode="lr-tb"/>
    </style:style>
    <style:style style:name="gr11" style:family="graphic" style:parent-style-name="objectwithoutfill">
      <style:graphic-properties svg:stroke-width="0.1cm" draw:marker-start="Triangle" draw:marker-start-width="0.35cm" draw:marker-end="Extrémités_20_de_20_flèche_20_6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0pt" fo:font-style="italic" style:font-size-asian="10pt" style:font-style-asian="italic" style:font-size-complex="10pt" style:font-style-complex="italic"/>
    </style:style>
    <style:style style:name="P3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494cm" svg:height="1.428cm" draw:transform="rotate (1.58406082911005) translate (13.196cm 13.214cm)">
          <draw:image xlink:href="Pictures/10000000000001EB000001195B346B3EDAEE93F4.png" xlink:type="simple" xlink:show="embed" xlink:actuate="onLoad" draw:mime-type="image/png">
            <text:p/>
          </draw:image>
        </draw:frame>
        <draw:frame draw:style-name="gr1" draw:text-style-name="P1" draw:layer="layout" svg:width="1.424cm" svg:height="1.122cm" svg:x="17.17cm" svg:y="9.149cm">
          <draw:image xlink:href="Pictures/10000000000001A80000014E160BDB24B2EFE752.png" xlink:type="simple" xlink:show="embed" xlink:actuate="onLoad" draw:mime-type="image/png">
            <text:p/>
          </draw:image>
          <svg:title>moteur 12V</svg:title>
          <svg:desc>moteur 12V</svg:desc>
        </draw:frame>
        <draw:frame draw:style-name="gr1" draw:text-style-name="P1" draw:layer="layout" svg:width="2.843cm" svg:height="2.786cm" svg:x="8.341cm" svg:y="10.487cm">
          <draw:image xlink:href="Pictures/10000000000000C5000000C16B9995B7A4D37AD7.png" xlink:type="simple" xlink:show="embed" xlink:actuate="onLoad" draw:mime-type="image/png">
            <text:p/>
          </draw:image>
        </draw:frame>
        <draw:frame draw:style-name="gr1" draw:text-style-name="P1" draw:layer="layout" svg:width="1.258cm" svg:height="1.082cm" svg:x="17.64cm" svg:y="11.522cm">
          <draw:image xlink:href="Pictures/1000000000000174000001401C0F9D6D48E37801.png" xlink:type="simple" xlink:show="embed" xlink:actuate="onLoad" draw:mime-type="image/png">
            <text:p/>
          </draw:image>
        </draw:frame>
        <draw:frame draw:style-name="gr1" draw:text-style-name="P1" draw:layer="layout" svg:width="1.366cm" svg:height="1.462cm" svg:x="17.3cm" svg:y="13.452cm">
          <draw:image xlink:href="Pictures/100000000000010000000112816A0029277667A9.png" xlink:type="simple" xlink:show="embed" xlink:actuate="onLoad" draw:mime-type="image/png">
            <text:p/>
          </draw:image>
        </draw:frame>
        <draw:frame draw:style-name="gr1" draw:text-style-name="P1" draw:layer="layout" svg:width="2.639cm" svg:height="1.383cm" svg:x="2.918cm" svg:y="11.201cm">
          <draw:image xlink:href="Pictures/100000000000019E000000D9238B5F1FCD00DCB2.png" xlink:type="simple" xlink:show="embed" xlink:actuate="onLoad" draw:mime-type="image/png">
            <text:p/>
          </draw:image>
        </draw:frame>
        <draw:frame draw:style-name="gr1" draw:text-style-name="P1" draw:layer="layout" svg:width="2.766cm" svg:height="3.674cm" svg:x="8.442cm" svg:y="5.502cm">
          <draw:image xlink:href="Pictures/1000000000000600000007F810FAA0B81A39B2F0.jpg" xlink:type="simple" xlink:show="embed" xlink:actuate="onLoad" draw:mime-type="image/jpeg">
            <text:p/>
          </draw:image>
        </draw:frame>
        <draw:frame draw:style-name="gr2" draw:text-style-name="P3" draw:layer="layout" svg:width="2.502cm" svg:height="0.645cm" svg:x="17.029cm" svg:y="8.635cm">
          <draw:text-box>
            <text:p text:style-name="P2"><text:span text:style-name="T1">moteur 12V</text:span></text:p>
          </draw:text-box>
        </draw:frame>
        <draw:frame draw:style-name="gr3" draw:text-style-name="P3" draw:layer="layout" svg:width="2.983cm" svg:height="0.645cm" svg:x="16.789cm" svg:y="10.873cm">
          <draw:text-box>
            <text:p text:style-name="P2"><text:span text:style-name="T1">accéléromètre</text:span></text:p>
          </draw:text-box>
        </draw:frame>
        <draw:frame draw:style-name="gr3" draw:text-style-name="P3" draw:layer="layout" svg:width="2.983cm" svg:height="0.645cm" svg:x="16.91cm" svg:y="12.966cm">
          <draw:text-box>
            <text:p text:style-name="P2"><text:span text:style-name="T1">potentiomètre</text:span></text:p>
          </draw:text-box>
        </draw:frame>
        <draw:line draw:style-name="gr4" draw:text-style-name="P4" draw:layer="layout" svg:x1="14.817cm" svg:y1="11.208cm" svg:x2="17.054cm" svg:y2="10.222cm">
          <text:p/>
        </draw:line>
        <draw:line draw:style-name="gr5" draw:text-style-name="P4" draw:layer="layout" svg:x1="14.889cm" svg:y1="11.906cm" svg:x2="17.005cm" svg:y2="11.882cm">
          <text:p/>
        </draw:line>
        <draw:line draw:style-name="gr5" draw:text-style-name="P4" draw:layer="layout" svg:x1="14.817cm" svg:y1="12.7cm" svg:x2="16.909cm" svg:y2="13.662cm">
          <text:p/>
        </draw:line>
        <draw:frame draw:style-name="gr6" draw:text-style-name="P6" draw:layer="layout" svg:width="4.594cm" svg:height="1.491cm" svg:x="7.601cm" svg:y="13.229cm">
          <draw:text-box>
            <text:p text:style-name="P5"><text:span text:style-name="T2">broker MQTT</text:span></text:p>
            <text:p text:style-name="P5"><text:span text:style-name="T2">test.mosquitto.org</text:span></text:p>
            <text:p text:style-name="P5"><text:span text:style-name="T2">port : 1880</text:span></text:p>
          </draw:text-box>
        </draw:frame>
        <draw:line draw:style-name="gr7" draw:text-style-name="P4" draw:layer="layout" svg:x1="11.401cm" svg:y1="11.906cm" svg:x2="12.964cm" svg:y2="11.882cm">
          <text:p/>
        </draw:line>
        <draw:frame draw:style-name="gr1" draw:text-style-name="P1" draw:layer="layout" svg:width="0.721cm" svg:height="0.685cm" svg:x="11.834cm" svg:y="10.672cm">
          <draw:image xlink:href="Pictures/10000000000001180000010ACD673C94D7E290E1.png" xlink:type="simple" xlink:show="embed" xlink:actuate="onLoad" draw:mime-type="image/png">
            <text:p/>
          </draw:image>
        </draw:frame>
        <draw:frame draw:style-name="gr8" draw:text-style-name="P6" draw:layer="layout" svg:width="6.937cm" svg:height="1.433cm" svg:x="1cm" svg:y="12.892cm">
          <draw:text-box>
            <text:p text:style-name="P5"><text:span text:style-name="T2">Création de l’application web</text:span></text:p>
            <text:p text:style-name="P5"><text:span text:style-name="T2">port : 8501</text:span></text:p>
            <text:p text:style-name="P5"><text:span text:style-name="T3"/></text:p>
          </draw:text-box>
        </draw:frame>
        <draw:line draw:style-name="gr9" draw:text-style-name="P4" draw:layer="layout" svg:x1="6.182cm" svg:y1="12.098cm" svg:x2="8.274cm" svg:y2="12.098cm">
          <text:p/>
        </draw:line>
        <draw:frame draw:style-name="gr10" draw:text-style-name="P7" draw:layer="layout" svg:width="7.937cm" svg:height="1.433cm" svg:x="5.965cm" svg:y="3.896cm">
          <draw:text-box>
            <text:p text:style-name="P5"><text:span text:style-name="T2">accès à l’application depuis un navigateur</text:span></text:p>
            <text:p text:style-name="P5"><text:span text:style-name="T2">sur l’URL</text:span></text:p>
            <text:p text:style-name="P5"><text:span text:style-name="T3">projet-si-2023.streamlit.app</text:span><text:span text:style-name="T2"> </text:span></text:p>
          </draw:text-box>
        </draw:frame>
        <draw:line draw:style-name="gr11" draw:text-style-name="P4" draw:layer="layout" svg:x1="8.082cm" svg:y1="7.552cm" svg:x2="4.835cm" svg:y2="10.87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0T19:38:34.123953559</meta:creation-date>
    <dc:date>2023-05-10T22:36:25.192667201</dc:date>
    <meta:editing-duration>PT1H16M44S</meta:editing-duration>
    <meta:editing-cycles>1</meta:editing-cycles>
    <meta:document-statistic meta:object-count="20"/>
    <meta:generator>LibreOffice/7.3.7.2$Linux_X86_64 LibreOffice_project/30$Build-2</meta:generator>
  </office:meta>
</office:document-meta>
</file>